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0000002FDEC795F5A.png" manifest:media-type="image/png"/>
  <manifest:file-entry manifest:full-path="Pictures/10000000000001720000034AA8D126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3858f" officeooo:paragraph-rsid="0083858f"/>
    </style:style>
    <style:style style:name="P7" style:family="paragraph" style:parent-style-name="First_20_line_20_indent">
      <style:text-properties officeooo:rsid="0083858f" officeooo:paragraph-rsid="0083858f"/>
    </style:style>
    <style:style style:name="P8" style:family="paragraph" style:parent-style-name="First_20_line_20_indent">
      <style:paragraph-properties fo:text-indent="0cm" style:auto-text-indent="false"/>
      <style:text-properties officeooo:rsid="0083858f" officeooo:paragraph-rsid="0083858f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Было:</text:p>
      <text:p text:style-name="P7"/>
      <text:p text:style-name="P8"/>
      <text:p text:style-name="P8"/>
      <text:p text:style-name="P8"/>
      <text:p text:style-name="P8"><draw:frame draw:style-name="fr3" draw:name="Изображение1" text:anchor-type="char" svg:width="9.788cm" svg:height="22.274cm" draw:z-index="0"><draw:image xlink:href="Pictures/10000000000001720000034AA8D126D5.png" xlink:type="simple" xlink:show="embed" xlink:actuate="onLoad" draw:mime-type="image/png"/></draw:frame>Стало:</text:p>
      <text:p text:style-name="P8"><draw:frame draw:style-name="fr2" draw:name="Изображение2" text:anchor-type="char" svg:width="9.735cm" svg:height="20.239cm" draw:z-index="1"><draw:image xlink:href="Pictures/1000000000000170000002FDEC795F5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00:17.503439881</meta:creation-date>
    <dc:title>Default</dc:title>
    <meta:editing-cycles>2</meta:editing-cycles>
    <meta:editing-duration>PT2H23M43S</meta:editing-duration>
    <meta:generator>LibreOffice/24.2.3.2$Linux_X86_64 LibreOffice_project/420$Build-2</meta:generator>
    <dc:date>2025-02-04T13:24:00.776141871</dc:date>
    <meta:document-statistic meta:table-count="1" meta:image-count="2" meta:object-count="0" meta:page-count="2" meta:paragraph-count="12" meta:word-count="25" meta:character-count="97" meta:non-whitespace-character-count="84"/>
  </office:meta>
</office:document-meta>
</file>